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5.74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03.24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61.99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45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ackground-color="#fff200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wrap-option="no-wrap"/>
      <style:paragraph-properties fo:text-align="end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wrap-option="no-wrap"/>
    </style:style>
    <style:style style:name="ce18" style:family="table-cell" style:parent-style-name="Default" style:data-style-name="N2">
      <style:table-cell-properties fo:background-color="#c2e0ae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c2e0ae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fo:background-color="#c2e0ae" style:text-align-source="fix" style:repeat-content="false" fo:wrap-option="no-wrap"/>
      <style:paragraph-properties fo:text-align="end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ffe5ca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ackground-color="#ffe5ca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ackground-color="#ffe5ca" style:text-align-source="fix" style:repeat-content="false" fo:wrap-option="no-wrap"/>
      <style:paragraph-properties fo:text-align="end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ackground-color="#e0efd4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ackground-color="#e0efd4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ackground-color="#e0efd4" style:text-align-source="fix" style:repeat-content="false" fo:wrap-option="no-wrap"/>
      <style:paragraph-properties fo:text-align="end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1">
      <style:table-cell-properties fo:wrap-option="no-wrap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7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5" table:number-columns-repeated="1004" table:default-cell-style-name="ce5"/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VALOR</text:p>
          </table:table-cell>
          <table:table-cell office:value-type="string" calcext:value-type="string">
            <text:p>Jeeannet</text:p>
          </table:table-cell>
          <table:table-cell office:value-type="string" calcext:value-type="string">
            <text:p>parcial1</text:p>
          </table:table-cell>
          <table:table-cell office:value-type="string" calcext:value-type="string">
            <text:p>p1 jeane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cturas Producto 019-18 Proveedor Internacional</text:p>
          </table:table-cell>
          <table:table-cell table:style-name="ce10" office:value-type="string" calcext:value-type="string">
            <text:p>34.475.00</text:p>
          </table:table-cell>
          <table:table-cell table:number-columns-repeated="10"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mbre</text:p>
          </table:table-cell>
          <table:table-cell table:style-name="ce1" office:value-type="string" calcext:value-type="string">
            <text:p>Ficha</text:p>
          </table:table-cell>
          <table:table-cell table:style-name="ce1" office:value-type="string" calcext:value-type="string">
            <text:p>Grado A</text:p>
          </table:table-cell>
          <table:table-cell table:style-name="ce1" office:value-type="string" calcext:value-type="string">
            <text:p>Nro Cajas</text:p>
          </table:table-cell>
          <table:table-cell table:style-name="ce1" office:value-type="string" calcext:value-type="string">
            <text:p>Costo Caja</text:p>
          </table:table-cell>
          <table:table-cell table:style-name="ce1" office:value-type="string" calcext:value-type="string">
            <text:p>Cant X Caja</text:p>
          </table:table-cell>
          <table:table-cell table:style-name="ce7" office:value-type="string" calcext:value-type="string">
            <text:p>Unidades</text:p>
          </table:table-cell>
          <table:table-cell table:style-name="ce7" office:value-type="string" calcext:value-type="string">
            <text:p>Costo Und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Acciones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Seguro Aduana</text:p>
          </table:table-cell>
          <table:table-cell table:style-name="ce10" office:value-type="float" office:value="145.83" calcext:value-type="float">
            <text:p>145.83</text:p>
          </table:table-cell>
          <table:table-cell table:number-columns-repeated="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localhost/cordovezapp/app/index.php/detallepedido/editar/169" xlink:type="simple"> VINO TRIVENTO TRIBU MERLOT</text:a></text:p>
          </table:table-cell>
          <table:table-cell table:style-name="ce2" office:value-type="string" calcext:value-type="string">
            <text:p><text:a xlink:href="http://localhost/cordovezapp/app/index.php/producto/presentar/01011010040307010750" xlink:type="simple"> Ficha</text:a>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4" calcext:value-type="float">
            <text:p>294</text:p>
          </table:table-cell>
          <table:table-cell table:style-name="ce33" office:value-type="string" calcext:value-type="string">
            <text:p>$ 27.00000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3528" calcext:value-type="float">
            <text:p>3528</text:p>
          </table:table-cell>
          <table:table-cell table:style-name="ce15" office:value-type="string" calcext:value-type="string">
            <text:p>$ 2.2500</text:p>
          </table:table-cell>
          <table:table-cell table:style-name="ce15" office:value-type="string" calcext:value-type="string">
            <text:p>$ 7.938.00</text:p>
          </table:table-cell>
          <table:table-cell table:style-name="ce6" office:value-type="string" calcext:value-type="string">
            <text:p> Seleccion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Flete Aduana</text:p>
          </table:table-cell>
          <table:table-cell table:style-name="ce11" office:value-type="float" office:value="450" calcext:value-type="float">
            <text:p>450.00</text:p>
          </table:table-cell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localhost/cordovezapp/app/index.php/detallepedido/editar/168" xlink:type="simple"> VINO TRIVENTO GOLDEN RES. MALB</text:a></text:p>
          </table:table-cell>
          <table:table-cell table:style-name="ce2" office:value-type="string" calcext:value-type="string">
            <text:p><text:a xlink:href="http://localhost/cordovezapp/app/index.php/producto/presentar/01011010040606010750" xlink:type="simple"> Ficha</text:a>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168" calcext:value-type="float">
            <text:p>168</text:p>
          </table:table-cell>
          <table:table-cell table:style-name="ce33" office:value-type="string" calcext:value-type="string">
            <text:p>$ 44.00000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1008" calcext:value-type="float">
            <text:p>1008</text:p>
          </table:table-cell>
          <table:table-cell table:style-name="ce15" office:value-type="string" calcext:value-type="string">
            <text:p>$ 7.3333</text:p>
          </table:table-cell>
          <table:table-cell table:style-name="ce15" office:value-type="string" calcext:value-type="string">
            <text:p>$ 7.392.00</text:p>
          </table:table-cell>
          <table:table-cell table:style-name="ce6" office:value-type="string" calcext:value-type="string">
            <text:p> Seleccion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1" xlink:type="simple"> </text:a>AGENTE INICIAL DOCUMENTAL</text:p>
          </table:table-cell>
          <table:table-cell table:style-name="ce12" office:value-type="float" office:value="242" calcext:value-type="float">
            <text:p>242.00</text:p>
          </table:table-cell>
          <table:table-cell table:style-name="ce18" office:value-type="float" office:value="242" calcext:value-type="float">
            <text:p>242.00</text:p>
          </table:table-cell>
          <table:table-cell table:style-name="ce22"/>
          <table:table-cell table:style-name="ce27" table:number-columns-repeated="7"/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localhost/cordovezapp/app/index.php/detallepedido/editar/165" xlink:type="simple"> VINO TRIVENTO MALBEC EOLO</text:a></text:p>
          </table:table-cell>
          <table:table-cell table:style-name="ce2" office:value-type="string" calcext:value-type="string">
            <text:p><text:a xlink:href="http://localhost/cordovezapp/app/index.php/producto/presentar/01011010040906010750" xlink:type="simple"> Ficha</text:a>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5" calcext:value-type="float">
            <text:p>5</text:p>
          </table:table-cell>
          <table:table-cell table:style-name="ce33" office:value-type="string" calcext:value-type="string">
            <text:p>$ 210.00000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string" calcext:value-type="string">
            <text:p>$ 35.0000</text:p>
          </table:table-cell>
          <table:table-cell table:style-name="ce15" office:value-type="string" calcext:value-type="string">
            <text:p>$ 1.050.00</text:p>
          </table:table-cell>
          <table:table-cell table:style-name="ce6" office:value-type="string" calcext:value-type="string">
            <text:p> Seleccion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0" xlink:type="simple"> </text:a>ALMACENAJE INICIAL</text:p>
          </table:table-cell>
          <table:table-cell table:style-name="ce12" office:value-type="float" office:value="288.48" calcext:value-type="float">
            <text:p>288.48</text:p>
          </table:table-cell>
          <table:table-cell table:style-name="ce19" office:value-type="float" office:value="626.48" calcext:value-type="float">
            <text:p>626.48</text:p>
          </table:table-cell>
          <table:table-cell table:style-name="ce23"/>
          <table:table-cell table:style-name="ce28" table:number-columns-repeated="7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localhost/cordovezapp/app/index.php/detallepedido/editar/167" xlink:type="simple"> VINO TRIVENTO CHARDONAY CHENIN AB ORIGINE MIXTUS</text:a></text:p>
          </table:table-cell>
          <table:table-cell table:style-name="ce2" office:value-type="string" calcext:value-type="string">
            <text:p><text:a xlink:href="http://localhost/cordovezapp/app/index.php/producto/presentar/01011010041017010750" xlink:type="simple"> Ficha</text:a>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90" calcext:value-type="float">
            <text:p>490</text:p>
          </table:table-cell>
          <table:table-cell table:style-name="ce33" office:value-type="string" calcext:value-type="string">
            <text:p>$ 21.50000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5880" calcext:value-type="float">
            <text:p>5880</text:p>
          </table:table-cell>
          <table:table-cell table:style-name="ce15" office:value-type="string" calcext:value-type="string">
            <text:p>$ 1.7917</text:p>
          </table:table-cell>
          <table:table-cell table:style-name="ce15" office:value-type="string" calcext:value-type="string">
            <text:p>$ 10.535.00</text:p>
          </table:table-cell>
          <table:table-cell table:style-name="ce6" office:value-type="string" calcext:value-type="string">
            <text:p> Seleccion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1" xlink:type="simple"> </text:a>CANDADO SATELITAL</text:p>
          </table:table-cell>
          <table:table-cell table:style-name="ce12" office:value-type="float" office:value="45" calcext:value-type="float">
            <text:p>45.00</text:p>
          </table:table-cell>
          <table:table-cell table:style-name="ce18" office:value-type="float" office:value="45" calcext:value-type="float">
            <text:p>45.00</text:p>
          </table:table-cell>
          <table:table-cell table:style-name="ce22"/>
          <table:table-cell table:style-name="ce27" table:number-columns-repeated="7"/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localhost/cordovezapp/app/index.php/detallepedido/editar/166" xlink:type="simple"> VINO TRIVENTO CABERNET SAUVIGNON GRAN ALBARDA</text:a></text:p>
          </table:table-cell>
          <table:table-cell table:style-name="ce2" office:value-type="string" calcext:value-type="string">
            <text:p><text:a xlink:href="http://localhost/cordovezapp/app/index.php/producto/presentar/01011013040103010750" xlink:type="simple"> Ficha</text:a>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80" calcext:value-type="float">
            <text:p>280</text:p>
          </table:table-cell>
          <table:table-cell table:style-name="ce33" office:value-type="string" calcext:value-type="string">
            <text:p>$ 27.00000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3360" calcext:value-type="float">
            <text:p>3360</text:p>
          </table:table-cell>
          <table:table-cell table:style-name="ce15" office:value-type="string" calcext:value-type="string">
            <text:p>$ 2.2500</text:p>
          </table:table-cell>
          <table:table-cell table:style-name="ce15" office:value-type="string" calcext:value-type="string">
            <text:p>$ 7.560.00</text:p>
          </table:table-cell>
          <table:table-cell table:style-name="ce6" office:value-type="string" calcext:value-type="string">
            <text:p> Seleccione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3" xlink:type="simple"> </text:a>CUSTODIA ARMADA DOBLE</text:p>
          </table:table-cell>
          <table:table-cell table:style-name="ce13" office:value-type="float" office:value="490" calcext:value-type="float">
            <text:p>490.00</text:p>
          </table:table-cell>
          <table:table-cell table:style-name="ce20" office:value-type="float" office:value="490" calcext:value-type="float">
            <text:p>490.00</text:p>
          </table:table-cell>
          <table:table-cell table:style-name="ce24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2" xlink:type="simple"> </text:a>DESCARGA ALMAGRO</text:p>
          </table:table-cell>
          <table:table-cell table:style-name="ce12" office:value-type="float" office:value="55" calcext:value-type="float">
            <text:p>55.00</text:p>
          </table:table-cell>
          <table:table-cell table:style-name="ce18" office:value-type="float" office:value="55" calcext:value-type="float">
            <text:p>55.00</text:p>
          </table:table-cell>
          <table:table-cell table:style-name="ce22"/>
          <table:table-cell table:style-name="ce27" table:number-columns-repeated="7"/>
          <table:table-cell table:number-columns-repeated="8"/>
          <table:table-cell table:formula="of:=SUM([.T3:.T7])" office:value-type="float" office:value="13806" calcext:value-type="float">
            <text:p>13806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8" xlink:type="simple"> </text:a>FLETE</text:p>
          </table:table-cell>
          <table:table-cell table:style-name="ce12" office:value-type="float" office:value="450" calcext:value-type="float">
            <text:p>450.00</text:p>
          </table:table-cell>
          <table:table-cell table:style-name="ce19" office:value-type="float" office:value="450" calcext:value-type="float">
            <text:p>450.00</text:p>
          </table:table-cell>
          <table:table-cell table:style-name="ce23"/>
          <table:table-cell table:style-name="ce28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8" xlink:type="simple"> </text:a>GASTO ORIGEN</text:p>
          </table:table-cell>
          <table:table-cell table:style-name="ce12" office:value-type="float" office:value="1900" calcext:value-type="float">
            <text:p>1900.00</text:p>
          </table:table-cell>
          <table:table-cell table:style-name="ce19" office:value-type="float" office:value="1900" calcext:value-type="float">
            <text:p>1900.00</text:p>
          </table:table-cell>
          <table:table-cell table:style-name="ce23"/>
          <table:table-cell table:style-name="ce28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9" xlink:type="simple"> </text:a>GASTOS LOCALES</text:p>
          </table:table-cell>
          <table:table-cell table:style-name="ce12" office:value-type="float" office:value="420" calcext:value-type="float">
            <text:p>420.00</text:p>
          </table:table-cell>
          <table:table-cell table:style-name="ce18" office:value-type="float" office:value="420" calcext:value-type="float">
            <text:p>420.00</text:p>
          </table:table-cell>
          <table:table-cell table:style-name="ce22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ISD</text:p>
          </table:table-cell>
          <table:table-cell table:style-name="ce12" office:value-type="float" office:value="1723.75" calcext:value-type="float">
            <text:p>1723.75</text:p>
          </table:table-cell>
          <table:table-cell table:style-name="ce18" office:value-type="float" office:value="1723.75" calcext:value-type="float">
            <text:p>1723.75</text:p>
          </table:table-cell>
          <table:table-cell table:style-name="ce22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7" xlink:type="simple"> </text:a>POLIZA SEGURO</text:p>
          </table:table-cell>
          <table:table-cell table:style-name="ce12" office:value-type="float" office:value="152.11" calcext:value-type="float">
            <text:p>152.11</text:p>
          </table:table-cell>
          <table:table-cell table:style-name="ce19" office:value-type="float" office:value="152.11" calcext:value-type="float">
            <text:p>152.11</text:p>
          </table:table-cell>
          <table:table-cell table:style-name="ce23"/>
          <table:table-cell table:style-name="ce28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6" xlink:type="simple"> </text:a>TASA DE CONTROL ADUANERO</text:p>
          </table:table-cell>
          <table:table-cell table:style-name="ce12" office:value-type="float" office:value="794.16" calcext:value-type="float">
            <text:p>794.16</text:p>
          </table:table-cell>
          <table:table-cell table:style-name="ce18" office:value-type="float" office:value="794.16" calcext:value-type="float">
            <text:p>794.16</text:p>
          </table:table-cell>
          <table:table-cell table:style-name="ce22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68" xlink:type="simple"> </text:a>THC</text:p>
          </table:table-cell>
          <table:table-cell table:style-name="ce12" office:value-type="float" office:value="150" calcext:value-type="float">
            <text:p>150.00</text:p>
          </table:table-cell>
          <table:table-cell table:style-name="ce18" office:value-type="float" office:value="150" calcext:value-type="float">
            <text:p>150.00</text:p>
          </table:table-cell>
          <table:table-cell table:style-name="ce22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Justificado <text:a xlink:href="http://localhost/cordovezapp/app/index.php/facturapagos/presentar/772" xlink:type="simple"> </text:a>TRANSPORTE INTERNO NORMALUIO-GYE</text:p>
          </table:table-cell>
          <table:table-cell table:style-name="ce12" office:value-type="float" office:value="660" calcext:value-type="float">
            <text:p>660.00</text:p>
          </table:table-cell>
          <table:table-cell table:style-name="ce18" office:value-type="float" office:value="660" calcext:value-type="float">
            <text:p>660.00</text:p>
          </table:table-cell>
          <table:table-cell table:style-name="ce22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>
            <text:p>Total Facturas Provisiones Gastos Iniciales (DOLARES):</text:p>
          </table:table-cell>
          <table:table-cell table:style-name="ce14" table:formula="of:=SUM([.B5:.B17])" office:value-type="float" office:value="7370.5" calcext:value-type="float">
            <text:p>7370.50</text:p>
          </table:table-cell>
          <table:table-cell table:style-name="ce14" table:formula="of:=SUM([.C5:.C17])" office:value-type="float" office:value="7708.5" calcext:value-type="float">
            <text:p>7708.50</text:p>
          </table:table-cell>
          <table:table-cell table:style-name="ce14" table:number-columns-repeated="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RESUMEN DE ESTADO GASTOS NACIONALIZACIÓN PARCIAL 58 DEL PEDIDO [019-18]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7" office:value-type="string" calcext:value-type="string">
            <text:p>CONCEPTO</text:p>
          </table:table-cell>
          <table:table-cell table:style-name="ce7" office:value-type="string" calcext:value-type="string">
            <text:p>F. Inicio</text:p>
          </table:table-cell>
          <table:table-cell table:style-name="ce7" office:value-type="string" calcext:value-type="string">
            <text:p>F. Fin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ESTADO</text:p>
          </table:table-cell>
          <table:table-cell table:style-name="ce7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Justificado <text:a xlink:href="http://localhost/cordovezapp/app/index.php/facturapagos/presentar/774" xlink:type="simple"> </text:a>DEPOSITO 2018Abr-2018May</text:p>
          </table:table-cell>
          <table:table-cell table:style-name="ce15" office:value-type="string" calcext:value-type="string">
            <text:p>06/04/2018</text:p>
          </table:table-cell>
          <table:table-cell table:style-name="ce15" office:value-type="string" calcext:value-type="string">
            <text:p>05/05/2018</text:p>
          </table:table-cell>
          <table:table-cell table:style-name="ce25" office:value-type="float" office:value="173" calcext:value-type="float">
            <text:p>173</text:p>
          </table:table-cell>
          <table:table-cell table:style-name="ce6" office:value-type="string" calcext:value-type="string">
            <text:p> <text:a xlink:href="http://localhost/cordovezapp/app/index.php/gstnacionalizacion/editar/1565" xlink:type="simple"> editar </text:a><text:a xlink:href="http://localhost/cordovezapp/app/index.php/gstnacionalizacion/eliminar/1565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Justificado <text:a xlink:href="http://localhost/cordovezapp/app/index.php/facturapagos/presentar/775" xlink:type="simple"> </text:a>DEPOSITO 2018May-2018Jun</text:p>
          </table:table-cell>
          <table:table-cell table:style-name="ce15" office:value-type="string" calcext:value-type="string">
            <text:p>06/05/2018</text:p>
          </table:table-cell>
          <table:table-cell table:style-name="ce15" office:value-type="string" calcext:value-type="string">
            <text:p>05/06/2018</text:p>
          </table:table-cell>
          <table:table-cell table:style-name="ce25" office:value-type="float" office:value="165" calcext:value-type="float">
            <text:p>165</text:p>
          </table:table-cell>
          <table:table-cell table:style-name="ce6" office:value-type="string" calcext:value-type="string">
            <text:p> <text:a xlink:href="http://localhost/cordovezapp/app/index.php/gstnacionalizacion/editar/1566" xlink:type="simple"> editar </text:a><text:a xlink:href="http://localhost/cordovezapp/app/index.php/gstnacionalizacion/eliminar/1566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Justificado <text:a xlink:href="http://localhost/cordovezapp/app/index.php/facturapagos/presentar/776" xlink:type="simple"> </text:a>AGENTE ADUANA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198" calcext:value-type="float">
            <text:p>198</text:p>
          </table:table-cell>
          <table:table-cell table:style-name="ce6" office:value-type="string" calcext:value-type="string">
            <text:p> <text:a xlink:href="http://localhost/cordovezapp/app/index.php/gstnacionalizacion/editar/1569" xlink:type="simple"> editar </text:a><text:a xlink:href="http://localhost/cordovezapp/app/index.php/gstnacionalizacion/eliminar/1569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Justificado <text:a xlink:href="http://localhost/cordovezapp/app/index.php/facturapagos/presentar/422" xlink:type="simple"> </text:a>ETIQUETADO ESPACIO ALMAGRO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7.18" calcext:value-type="float">
            <text:p>7.18</text:p>
          </table:table-cell>
          <table:table-cell table:style-name="ce6" office:value-type="string" calcext:value-type="string">
            <text:p> <text:a xlink:href="http://localhost/cordovezapp/app/index.php/gstnacionalizacion/editar/1570" xlink:type="simple"> editar </text:a><text:a xlink:href="http://localhost/cordovezapp/app/index.php/gstnacionalizacion/eliminar/1570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 Provisión  ETIQUETAS FISCALES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691.86" calcext:value-type="float">
            <text:p>691.86</text:p>
          </table:table-cell>
          <table:table-cell table:style-name="ce6" office:value-type="string" calcext:value-type="string">
            <text:p> <text:a xlink:href="http://localhost/cordovezapp/app/index.php/gstnacionalizacion/editar/1576" xlink:type="simple"> editar </text:a><text:a xlink:href="http://localhost/cordovezapp/app/index.php/gstnacionalizacion/eliminar/1576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 Provisión  MANO DE OBRA ETIQUETADO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159.66" calcext:value-type="float">
            <text:p>159.66</text:p>
          </table:table-cell>
          <table:table-cell table:style-name="ce6" office:value-type="string" calcext:value-type="string">
            <text:p> <text:a xlink:href="http://localhost/cordovezapp/app/index.php/gstnacionalizacion/editar/1577" xlink:type="simple"> editar </text:a><text:a xlink:href="http://localhost/cordovezapp/app/index.php/gstnacionalizacion/eliminar/1577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 Provisión  DESCARGA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90" calcext:value-type="float">
            <text:p>90</text:p>
          </table:table-cell>
          <table:table-cell table:style-name="ce6" office:value-type="string" calcext:value-type="string">
            <text:p> <text:a xlink:href="http://localhost/cordovezapp/app/index.php/gstnacionalizacion/editar/1578" xlink:type="simple"> editar </text:a><text:a xlink:href="http://localhost/cordovezapp/app/index.php/gstnacionalizacion/eliminar/1578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8" office:value-type="string" calcext:value-type="string">
            <text:p> Provisión  TRANSPORTE</text:p>
          </table:table-cell>
          <table:table-cell table:style-name="ce6" office:value-type="string" calcext:value-type="string">
            <text:p>16/07/2018</text:p>
          </table:table-cell>
          <table:table-cell table:style-name="ce6" office:value-type="string" calcext:value-type="string">
            <text:p>---</text:p>
          </table:table-cell>
          <table:table-cell table:style-name="ce25" office:value-type="float" office:value="200" calcext:value-type="float">
            <text:p>200</text:p>
          </table:table-cell>
          <table:table-cell table:style-name="ce6" office:value-type="string" calcext:value-type="string">
            <text:p> <text:a xlink:href="http://localhost/cordovezapp/app/index.php/gstnacionalizacion/editar/1579" xlink:type="simple"> editar </text:a><text:a xlink:href="http://localhost/cordovezapp/app/index.php/gstnacionalizacion/eliminar/1579" xlink:type="simple"> eliminar</text:a></text:p>
          </table:table-cell>
          <table:table-cell table:style-name="ce6" table:number-columns-repeated="6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3" table:number-rows-spanned="1">
            <text:p>SUMAS:</text:p>
          </table:table-cell>
          <table:covered-table-cell table:number-columns-repeated="2" table:style-name="Default"/>
          <table:table-cell table:style-name="ce26"/>
          <table:table-cell table:style-name="ce6" table:number-columns-repeated="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24:.D31])" office:value-type="float" office:value="1684.7" calcext:value-type="float">
            <text:p>1684.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4" calcext:value-type="float">
            <text:p>0.264</text:p>
          </table:table-cell>
          <table:table-cell office:value-type="float" office:value="0.192" calcext:value-type="float">
            <text:p>0.192</text:p>
          </table:table-cell>
          <table:table-cell table:formula="of:=SUM([.F36:.J36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DEGAJE PARCIAL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137.51" calcext:value-type="float">
            <text:p>137.51</text:p>
          </table:table-cell>
          <table:table-cell/>
          <table:table-cell table:style-name="ce21" office:value-type="float" office:value="137.51" calcext:value-type="float">
            <text:p>137.51</text:p>
          </table:table-cell>
          <table:table-cell table:style-name="ce21" table:formula="of:=[.$C$37]*[.F36]" office:value-type="float" office:value="6.18795" calcext:value-type="float">
            <text:p>6.18795</text:p>
          </table:table-cell>
          <table:table-cell table:style-name="ce21" table:formula="of:=[.$C$37]*[.G36]" office:value-type="float" office:value="26.40192" calcext:value-type="float">
            <text:p>26.40192</text:p>
          </table:table-cell>
          <table:table-cell table:style-name="ce21" table:formula="of:=[.$C$37]*[.H36]" office:value-type="float" office:value="42.21557" calcext:value-type="float">
            <text:p>42.21557</text:p>
          </table:table-cell>
          <table:table-cell table:style-name="ce21" table:formula="of:=[.$C$37]*[.I36]" office:value-type="float" office:value="36.30264" calcext:value-type="float">
            <text:p>36.30264</text:p>
          </table:table-cell>
          <table:table-cell table:style-name="ce21" table:formula="of:=[.$C$37]*[.J36]" office:value-type="float" office:value="26.40192" calcext:value-type="float">
            <text:p>26.40192</text:p>
          </table:table-cell>
          <table:table-cell table:style-name="ce21" table:formula="of:=[.J37]+[.I37]+[.H37]+[.G37]+[.F37]" office:value-type="float" office:value="137.51" calcext:value-type="float">
            <text:p>137.51</text:p>
          </table:table-cell>
          <table:table-cell table:style-name="ce30"/>
          <table:table-cell table:number-columns-repeated="2"/>
          <table:table-cell table:style-name="ce2" office:value-type="float" office:value="137.51" calcext:value-type="float">
            <text:p>137.51</text:p>
          </table:table-cell>
          <table:table-cell table:number-columns-repeated="2"/>
          <table:table-cell office:value-type="float" office:value="137.51" calcext:value-type="float">
            <text:p>137.5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GENTE ADUANA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198" calcext:value-type="float">
            <text:p>198</text:p>
          </table:table-cell>
          <table:table-cell/>
          <table:table-cell table:style-name="ce21" office:value-type="float" office:value="198" calcext:value-type="float">
            <text:p>198</text:p>
          </table:table-cell>
          <table:table-cell table:style-name="ce21" table:formula="of:=[.$C$38]*[.F36]" office:value-type="float" office:value="8.91" calcext:value-type="float">
            <text:p>8.91</text:p>
          </table:table-cell>
          <table:table-cell table:style-name="ce21" table:formula="of:=[.$C$38]*[.G36]" office:value-type="float" office:value="38.016" calcext:value-type="float">
            <text:p>38.016</text:p>
          </table:table-cell>
          <table:table-cell table:style-name="ce21" table:formula="of:=[.$C$38]*[.H36]" office:value-type="float" office:value="60.786" calcext:value-type="float">
            <text:p>60.786</text:p>
          </table:table-cell>
          <table:table-cell table:style-name="ce21" table:formula="of:=[.$C$38]*[.I36]" office:value-type="float" office:value="52.272" calcext:value-type="float">
            <text:p>52.272</text:p>
          </table:table-cell>
          <table:table-cell table:style-name="ce21" table:formula="of:=[.$C$38]*[.J36]" office:value-type="float" office:value="38.016" calcext:value-type="float">
            <text:p>38.016</text:p>
          </table:table-cell>
          <table:table-cell table:style-name="ce21" table:formula="of:=[.$C$38]*[.K36]" office:value-type="float" office:value="198" calcext:value-type="float">
            <text:p>198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GENTE ADUANA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TIQUETADO ESPACIO ALMAGRO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7.18" calcext:value-type="float">
            <text:p>7.18</text:p>
          </table:table-cell>
          <table:table-cell/>
          <table:table-cell table:style-name="ce21" office:value-type="float" office:value="7.18" calcext:value-type="float">
            <text:p>7.18</text:p>
          </table:table-cell>
          <table:table-cell table:style-name="ce21" table:formula="of:=[.$C$39]*[.F36]" office:value-type="float" office:value="0.3231" calcext:value-type="float">
            <text:p>0.3231</text:p>
          </table:table-cell>
          <table:table-cell table:style-name="ce21" table:formula="of:=[.$C$39]*[.G36]" office:value-type="float" office:value="1.37856" calcext:value-type="float">
            <text:p>1.37856</text:p>
          </table:table-cell>
          <table:table-cell table:style-name="ce21" table:formula="of:=[.$C$39]*[.H36]" office:value-type="float" office:value="2.20426" calcext:value-type="float">
            <text:p>2.20426</text:p>
          </table:table-cell>
          <table:table-cell table:style-name="ce21" table:formula="of:=[.$C$39]*[.I36]" office:value-type="float" office:value="1.89552" calcext:value-type="float">
            <text:p>1.89552</text:p>
          </table:table-cell>
          <table:table-cell table:style-name="ce21" table:formula="of:=[.$C$39]*[.J36]" office:value-type="float" office:value="1.37856" calcext:value-type="float">
            <text:p>1.37856</text:p>
          </table:table-cell>
          <table:table-cell table:style-name="ce21" table:formula="of:=[.$C$39]*[.K36]" office:value-type="float" office:value="7.18" calcext:value-type="float">
            <text:p>7.18</text:p>
          </table:table-cell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TIQUETADO ESPACIO ALMAGRO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ETIQUETAS FISCALES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691.86" calcext:value-type="float">
            <text:p>691.86</text:p>
          </table:table-cell>
          <table:table-cell/>
          <table:table-cell table:style-name="ce21"/>
          <table:table-cell table:style-name="ce21" office:value-type="float" office:value="2.34" calcext:value-type="float">
            <text:p>2.34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65.53" calcext:value-type="float">
            <text:p>65.53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table:formula="of:=SUM([.F40:.J40])" office:value-type="float" office:value="691.87" calcext:value-type="float">
            <text:p>691.87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TIQUETAS FISCALES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691.86" calcext:value-type="float">
            <text:p>691.8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NO DE OBRA ETIQUETADO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159.66" calcext:value-type="float">
            <text:p>159.66</text:p>
          </table:table-cell>
          <table:table-cell/>
          <table:table-cell table:style-name="ce21" office:value-type="float" office:value="159.66" calcext:value-type="float">
            <text:p>159.66</text:p>
          </table:table-cell>
          <table:table-cell table:style-name="ce21" table:formula="of:=[.$C$41]*[.F36]" office:value-type="float" office:value="7.1847" calcext:value-type="float">
            <text:p>7.1847</text:p>
          </table:table-cell>
          <table:table-cell table:style-name="ce21" table:formula="of:=[.$C$41]*[.G36]" office:value-type="float" office:value="30.65472" calcext:value-type="float">
            <text:p>30.65472</text:p>
          </table:table-cell>
          <table:table-cell table:style-name="ce21" table:formula="of:=[.$C$41]*[.H36]" office:value-type="float" office:value="49.01562" calcext:value-type="float">
            <text:p>49.01562</text:p>
          </table:table-cell>
          <table:table-cell table:style-name="ce21" table:formula="of:=[.$C$41]*[.I36]" office:value-type="float" office:value="42.15024" calcext:value-type="float">
            <text:p>42.15024</text:p>
          </table:table-cell>
          <table:table-cell table:style-name="ce21" table:formula="of:=[.$C$41]*[.J36]" office:value-type="float" office:value="30.65472" calcext:value-type="float">
            <text:p>30.65472</text:p>
          </table:table-cell>
          <table:table-cell table:style-name="ce21" table:formula="of:=[.$C$41]*[.K36]" office:value-type="float" office:value="159.66" calcext:value-type="float">
            <text:p>159.66</text:p>
          </table:table-cell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NO DE OBRA ETIQUETADO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159.66" calcext:value-type="float">
            <text:p>159.6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ESCARGA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style-name="ce21" table:formula="of:=[.$C$42]*[.F36]" office:value-type="float" office:value="4.05" calcext:value-type="float">
            <text:p>4.05</text:p>
          </table:table-cell>
          <table:table-cell table:style-name="ce21" table:formula="of:=[.$C$42]*[.G36]" office:value-type="float" office:value="17.28" calcext:value-type="float">
            <text:p>17.28</text:p>
          </table:table-cell>
          <table:table-cell table:style-name="ce21" table:formula="of:=[.$C$42]*[.H36]" office:value-type="float" office:value="27.63" calcext:value-type="float">
            <text:p>27.63</text:p>
          </table:table-cell>
          <table:table-cell table:style-name="ce21" table:formula="of:=[.$C$42]*[.I36]" office:value-type="float" office:value="23.76" calcext:value-type="float">
            <text:p>23.76</text:p>
          </table:table-cell>
          <table:table-cell table:style-name="ce21" table:formula="of:=[.$C$42]*[.J36]" office:value-type="float" office:value="17.28" calcext:value-type="float">
            <text:p>17.28</text:p>
          </table:table-cell>
          <table:table-cell table:style-name="ce21" table:formula="of:=[.$C$42]*[.K36]" office:value-type="float" office:value="90" calcext:value-type="float">
            <text:p>90</text:p>
          </table:table-cell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SCARGA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RANSPORTE</text:p>
          </table:table-cell>
          <table:table-cell table:style-name="ce2" office:value-type="string" calcext:value-type="string">
            <text:p>GASTO PARCIAL</text:p>
          </table:table-cell>
          <table:table-cell table:style-name="ce21" office:value-type="float" office:value="200" calcext:value-type="float">
            <text:p>200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style-name="ce21" table:formula="of:=[.$C$43]*[.F36]" office:value-type="float" office:value="9" calcext:value-type="float">
            <text:p>9</text:p>
          </table:table-cell>
          <table:table-cell table:style-name="ce21" table:formula="of:=[.$C$43]*[.G36]" office:value-type="float" office:value="38.4" calcext:value-type="float">
            <text:p>38.4</text:p>
          </table:table-cell>
          <table:table-cell table:style-name="ce21" table:formula="of:=[.$C$43]*[.H36]" office:value-type="float" office:value="61.4" calcext:value-type="float">
            <text:p>61.4</text:p>
          </table:table-cell>
          <table:table-cell table:style-name="ce21" table:formula="of:=[.$C$43]*[.I36]" office:value-type="float" office:value="52.8" calcext:value-type="float">
            <text:p>52.8</text:p>
          </table:table-cell>
          <table:table-cell table:style-name="ce21" table:formula="of:=[.$C$43]*[.J36]" office:value-type="float" office:value="38.4" calcext:value-type="float">
            <text:p>38.4</text:p>
          </table:table-cell>
          <table:table-cell table:style-name="ce21" table:formula="of:=SUM([.F43:.J43])" office:value-type="float" office:value="200" calcext:value-type="float">
            <text:p>200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RANSPORTE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GENTE INICIAL DOCUMENTAL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98.46" calcext:value-type="float">
            <text:p>98.46</text:p>
          </table:table-cell>
          <table:table-cell/>
          <table:table-cell table:style-name="ce21" office:value-type="float" office:value="98.46" calcext:value-type="float">
            <text:p>98.46</text:p>
          </table:table-cell>
          <table:table-cell table:style-name="ce21" table:formula="of:=[.$E$44]*[.F36]" office:value-type="float" office:value="4.4307" calcext:value-type="float">
            <text:p>4.4307</text:p>
          </table:table-cell>
          <table:table-cell table:style-name="ce21" table:formula="of:=[.$E$44]*[.G36]" office:value-type="float" office:value="18.90432" calcext:value-type="float">
            <text:p>18.90432</text:p>
          </table:table-cell>
          <table:table-cell table:style-name="ce21" table:formula="of:=[.$E$44]*[.H36]" office:value-type="float" office:value="30.22722" calcext:value-type="float">
            <text:p>30.22722</text:p>
          </table:table-cell>
          <table:table-cell table:style-name="ce21" table:formula="of:=[.$E$44]*[.I36]" office:value-type="float" office:value="25.99344" calcext:value-type="float">
            <text:p>25.99344</text:p>
          </table:table-cell>
          <table:table-cell table:style-name="ce21" table:formula="of:=[.$E$44]*[.J36]" office:value-type="float" office:value="18.90432" calcext:value-type="float">
            <text:p>18.90432</text:p>
          </table:table-cell>
          <table:table-cell table:style-name="ce21" table:formula="of:=SUM([.F44:.J44])" office:value-type="float" office:value="98.46" calcext:value-type="float">
            <text:p>98.46</text:p>
          </table:table-cell>
          <table:table-cell table:number-columns-repeated="3"/>
          <table:table-cell table:style-name="ce2" office:value-type="string" calcext:value-type="string" table:number-columns-spanned="3" table:number-rows-spanned="1">
            <text:p>Total Gastos Parciales</text:p>
          </table:table-cell>
          <table:covered-table-cell table:number-columns-repeated="2"/>
          <table:table-cell table:style-name="ce2" table:formula="of:=SUM([.R37:.R43])" office:value-type="float" office:value="1484.21" calcext:value-type="float">
            <text:p>1484.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LMACENAJE INICIAL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117.37" calcext:value-type="float">
            <text:p>117.37</text:p>
          </table:table-cell>
          <table:table-cell/>
          <table:table-cell table:style-name="ce21" office:value-type="float" office:value="117.37" calcext:value-type="float">
            <text:p>117.37</text:p>
          </table:table-cell>
          <table:table-cell table:style-name="ce21" table:formula="of:=[.$E$45]*[.F36]" office:value-type="float" office:value="5.28165" calcext:value-type="float">
            <text:p>5.28165</text:p>
          </table:table-cell>
          <table:table-cell table:style-name="ce21" table:formula="of:=[.$E$45]*[.G36]" office:value-type="float" office:value="22.53504" calcext:value-type="float">
            <text:p>22.53504</text:p>
          </table:table-cell>
          <table:table-cell table:style-name="ce21" table:formula="of:=[.$E$45]*[.H36]" office:value-type="float" office:value="36.03259" calcext:value-type="float">
            <text:p>36.03259</text:p>
          </table:table-cell>
          <table:table-cell table:style-name="ce21" table:formula="of:=[.$E$45]*[.I36]" office:value-type="float" office:value="30.98568" calcext:value-type="float">
            <text:p>30.98568</text:p>
          </table:table-cell>
          <table:table-cell table:style-name="ce21" table:formula="of:=[.$E$45]*[.J36]" office:value-type="float" office:value="22.53504" calcext:value-type="float">
            <text:p>22.53504</text:p>
          </table:table-cell>
          <table:table-cell table:style-name="ce21" table:formula="of:=SUM([.F45:.J45])" office:value-type="float" office:value="117.37" calcext:value-type="float">
            <text:p>117.37</text:p>
          </table:table-cell>
          <table:table-cell table:number-columns-repeated="3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ANDADO SATELITAL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18.31" calcext:value-type="float">
            <text:p>18.31</text:p>
          </table:table-cell>
          <table:table-cell/>
          <table:table-cell table:style-name="ce21" office:value-type="float" office:value="18.31" calcext:value-type="float">
            <text:p>18.31</text:p>
          </table:table-cell>
          <table:table-cell table:style-name="ce21" table:formula="of:=[.$E$46]*[.F36]" office:value-type="float" office:value="0.82395" calcext:value-type="float">
            <text:p>0.82395</text:p>
          </table:table-cell>
          <table:table-cell table:style-name="ce21" table:formula="of:=[.$E$46]*[.G36]" office:value-type="float" office:value="3.51552" calcext:value-type="float">
            <text:p>3.51552</text:p>
          </table:table-cell>
          <table:table-cell table:style-name="ce21" table:formula="of:=[.$E$46]*[.H36]" office:value-type="float" office:value="5.62117" calcext:value-type="float">
            <text:p>5.62117</text:p>
          </table:table-cell>
          <table:table-cell table:style-name="ce21" table:formula="of:=[.$E$46]*[.I36]" office:value-type="float" office:value="4.83384" calcext:value-type="float">
            <text:p>4.83384</text:p>
          </table:table-cell>
          <table:table-cell table:style-name="ce21" table:formula="of:=[.$E$46]*[.J36]" office:value-type="float" office:value="3.51552" calcext:value-type="float">
            <text:p>3.51552</text:p>
          </table:table-cell>
          <table:table-cell table:style-name="ce21" table:formula="of:=SUM([.F46:.J46])" office:value-type="float" office:value="18.31" calcext:value-type="float">
            <text:p>18.3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ENTE INICIAL DOCUMENT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98.46" calcext:value-type="float">
            <text:p>98.46</text:p>
          </table:table-cell>
          <table:table-cell table:number-columns-repeated="2"/>
          <table:table-cell table:formula="of:=[.R44]+[.R58]" office:value-type="float" office:value="3709.88" calcext:value-type="float">
            <text:p>3709.8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USTODIA ARMADA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199.35" calcext:value-type="float">
            <text:p>199.35</text:p>
          </table:table-cell>
          <table:table-cell/>
          <table:table-cell table:style-name="ce21" office:value-type="float" office:value="199.35" calcext:value-type="float">
            <text:p>199.35</text:p>
          </table:table-cell>
          <table:table-cell table:style-name="ce21" table:formula="of:=[.$E$47]*[.F36]" office:value-type="float" office:value="8.97075" calcext:value-type="float">
            <text:p>8.97075</text:p>
          </table:table-cell>
          <table:table-cell table:style-name="ce21" table:formula="of:=[.$E$47]*[.G36]" office:value-type="float" office:value="38.2752" calcext:value-type="float">
            <text:p>38.2752</text:p>
          </table:table-cell>
          <table:table-cell table:style-name="ce21" table:formula="of:=[.$E$47]*[.H36]" office:value-type="float" office:value="61.20045" calcext:value-type="float">
            <text:p>61.20045</text:p>
          </table:table-cell>
          <table:table-cell table:style-name="ce21" table:formula="of:=[.$E$47]*[.I36]" office:value-type="float" office:value="52.6284" calcext:value-type="float">
            <text:p>52.6284</text:p>
          </table:table-cell>
          <table:table-cell table:style-name="ce21" table:formula="of:=[.$E$47]*[.J36]" office:value-type="float" office:value="38.2752" calcext:value-type="float">
            <text:p>38.2752</text:p>
          </table:table-cell>
          <table:table-cell table:style-name="ce21" table:formula="of:=SUM([.F47:.J47])" office:value-type="float" office:value="199.35" calcext:value-type="float">
            <text:p>199.35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MACENAJE INICI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117.37" calcext:value-type="float">
            <text:p>117.3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ESCARGA ALMAGRO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22.38" calcext:value-type="float">
            <text:p>22.38</text:p>
          </table:table-cell>
          <table:table-cell/>
          <table:table-cell table:style-name="ce21" office:value-type="float" office:value="22.38" calcext:value-type="float">
            <text:p>22.38</text:p>
          </table:table-cell>
          <table:table-cell table:style-name="ce21" table:formula="of:=[.$E$48]*[.F36]" office:value-type="float" office:value="1.0071" calcext:value-type="float">
            <text:p>1.0071</text:p>
          </table:table-cell>
          <table:table-cell table:style-name="ce21" table:formula="of:=[.$E$48]*[.G36]" office:value-type="float" office:value="4.29696" calcext:value-type="float">
            <text:p>4.29696</text:p>
          </table:table-cell>
          <table:table-cell table:style-name="ce21" table:formula="of:=[.$E$48]*[.H36]" office:value-type="float" office:value="6.87066" calcext:value-type="float">
            <text:p>6.87066</text:p>
          </table:table-cell>
          <table:table-cell table:style-name="ce21" table:formula="of:=[.$E$48]*[.I36]" office:value-type="float" office:value="5.90832" calcext:value-type="float">
            <text:p>5.90832</text:p>
          </table:table-cell>
          <table:table-cell table:style-name="ce21" table:formula="of:=[.$E$48]*[.J36]" office:value-type="float" office:value="4.29696" calcext:value-type="float">
            <text:p>4.29696</text:p>
          </table:table-cell>
          <table:table-cell table:style-name="ce21" table:formula="of:=SUM([.F48:.J48])" office:value-type="float" office:value="22.38" calcext:value-type="float">
            <text:p>22.38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NDADO SATELIT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18.31" calcext:value-type="float">
            <text:p>18.31</text:p>
          </table:table-cell>
          <table:table-cell table:number-columns-repeated="2"/>
          <table:table-cell table:formula="of:=[.C49]+[.C52]+[.C40]" office:value-type="float" office:value="936.83" calcext:value-type="float">
            <text:p>936.8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LETE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183.08" calcext:value-type="float">
            <text:p>183.08</text:p>
          </table:table-cell>
          <table:table-cell/>
          <table:table-cell table:style-name="ce21" office:value-type="float" office:value="183.08" calcext:value-type="float">
            <text:p>183.08</text:p>
          </table:table-cell>
          <table:table-cell table:style-name="ce21" table:formula="of:=[.$E$49]*[.F36]" office:value-type="float" office:value="8.2386" calcext:value-type="float">
            <text:p>8.2386</text:p>
          </table:table-cell>
          <table:table-cell table:style-name="ce21" table:formula="of:=[.$E$49]*[.G36]" office:value-type="float" office:value="35.15136" calcext:value-type="float">
            <text:p>35.15136</text:p>
          </table:table-cell>
          <table:table-cell table:style-name="ce21" table:formula="of:=[.$E$49]*[.H36]" office:value-type="float" office:value="56.20556" calcext:value-type="float">
            <text:p>56.20556</text:p>
          </table:table-cell>
          <table:table-cell table:style-name="ce21" table:formula="of:=[.$E$49]*[.I36]" office:value-type="float" office:value="48.33312" calcext:value-type="float">
            <text:p>48.33312</text:p>
          </table:table-cell>
          <table:table-cell table:style-name="ce21" table:formula="of:=[.$E$49]*[.J36]" office:value-type="float" office:value="35.15136" calcext:value-type="float">
            <text:p>35.15136</text:p>
          </table:table-cell>
          <table:table-cell table:style-name="ce21" table:formula="of:=SUM([.F49:.J49])" office:value-type="float" office:value="183.08" calcext:value-type="float">
            <text:p>183.08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DIA ARMADA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199.35" calcext:value-type="float">
            <text:p>199.3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ASTOS LOCALES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170.88" calcext:value-type="float">
            <text:p>170.88</text:p>
          </table:table-cell>
          <table:table-cell/>
          <table:table-cell table:style-name="ce21" office:value-type="float" office:value="170.88" calcext:value-type="float">
            <text:p>170.88</text:p>
          </table:table-cell>
          <table:table-cell table:style-name="ce21" table:formula="of:=[.$E$50]*[.F36]" office:value-type="float" office:value="7.6896" calcext:value-type="float">
            <text:p>7.6896</text:p>
          </table:table-cell>
          <table:table-cell table:style-name="ce21" table:formula="of:=[.$E$50]*[.G36]" office:value-type="float" office:value="32.80896" calcext:value-type="float">
            <text:p>32.80896</text:p>
          </table:table-cell>
          <table:table-cell table:style-name="ce21" table:formula="of:=[.$E$50]*[.H36]" office:value-type="float" office:value="52.46016" calcext:value-type="float">
            <text:p>52.46016</text:p>
          </table:table-cell>
          <table:table-cell table:style-name="ce21" table:formula="of:=[.$E$50]*[.I36]" office:value-type="float" office:value="45.11232" calcext:value-type="float">
            <text:p>45.11232</text:p>
          </table:table-cell>
          <table:table-cell table:style-name="ce21" table:formula="of:=[.$E$50]*[.J36]" office:value-type="float" office:value="32.80896" calcext:value-type="float">
            <text:p>32.80896</text:p>
          </table:table-cell>
          <table:table-cell table:style-name="ce21" table:formula="of:=SUM([.F50:.J50])" office:value-type="float" office:value="170.88" calcext:value-type="float">
            <text:p>170.88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SCARGA ALMAG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22.38" calcext:value-type="float">
            <text:p>22.3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ISD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701.3" calcext:value-type="float">
            <text:p>701.3</text:p>
          </table:table-cell>
          <table:table-cell/>
          <table:table-cell table:style-name="ce21" office:value-type="float" office:value="701.3" calcext:value-type="float">
            <text:p>701.3</text:p>
          </table:table-cell>
          <table:table-cell table:style-name="ce21" table:formula="of:=[.$E$51]*[.F36]" office:value-type="float" office:value="31.5585" calcext:value-type="float">
            <text:p>31.5585</text:p>
          </table:table-cell>
          <table:table-cell table:style-name="ce21" table:formula="of:=[.$E$51]*[.G36]" office:value-type="float" office:value="134.6496" calcext:value-type="float">
            <text:p>134.6496</text:p>
          </table:table-cell>
          <table:table-cell table:style-name="ce21" table:formula="of:=[.$E$51]*[.H36]" office:value-type="float" office:value="215.2991" calcext:value-type="float">
            <text:p>215.2991</text:p>
          </table:table-cell>
          <table:table-cell table:style-name="ce21" table:formula="of:=[.$E$51]*[.I36]" office:value-type="float" office:value="185.1432" calcext:value-type="float">
            <text:p>185.1432</text:p>
          </table:table-cell>
          <table:table-cell table:style-name="ce21" table:formula="of:=[.$E$51]*[.J36]" office:value-type="float" office:value="134.6496" calcext:value-type="float">
            <text:p>134.6496</text:p>
          </table:table-cell>
          <table:table-cell table:style-name="ce21" table:formula="of:=SUM([.F51:.J51])" office:value-type="float" office:value="701.3" calcext:value-type="float">
            <text:p>701.3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LETE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183.08" calcext:value-type="float">
            <text:p>183.08</text:p>
          </table:table-cell>
          <table:table-cell table:number-columns-repeated="2"/>
          <table:table-cell table:formula="of:=[.U46]-[.U48]" office:value-type="float" office:value="2773.05" calcext:value-type="float">
            <text:p>2773.0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LIZA SEGURO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61.89" calcext:value-type="float">
            <text:p>61.89</text:p>
          </table:table-cell>
          <table:table-cell/>
          <table:table-cell table:style-name="ce21" office:value-type="float" office:value="61.89" calcext:value-type="float">
            <text:p>61.89</text:p>
          </table:table-cell>
          <table:table-cell table:style-name="ce21" table:formula="of:=[.$E$52]*[.F36]" office:value-type="float" office:value="2.78505" calcext:value-type="float">
            <text:p>2.78505</text:p>
          </table:table-cell>
          <table:table-cell table:style-name="ce21" table:formula="of:=[.$E$52]*[.G36]" office:value-type="float" office:value="11.88288" calcext:value-type="float">
            <text:p>11.88288</text:p>
          </table:table-cell>
          <table:table-cell table:style-name="ce21" table:formula="of:=[.$E$52]*[.H36]" office:value-type="float" office:value="19.00023" calcext:value-type="float">
            <text:p>19.00023</text:p>
          </table:table-cell>
          <table:table-cell table:style-name="ce21" table:formula="of:=[.$E$52]*[.I36]" office:value-type="float" office:value="16.33896" calcext:value-type="float">
            <text:p>16.33896</text:p>
          </table:table-cell>
          <table:table-cell table:style-name="ce21" table:formula="of:=[.$E$52]*[.J36]" office:value-type="float" office:value="11.88288" calcext:value-type="float">
            <text:p>11.88288</text:p>
          </table:table-cell>
          <table:table-cell table:style-name="ce21" table:formula="of:=SUM([.F52:.J52])" office:value-type="float" office:value="61.89" calcext:value-type="float">
            <text:p>61.89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STOS LOCALES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170.88" calcext:value-type="float">
            <text:p>170.88</text:p>
          </table:table-cell>
          <table:table-cell table:number-columns-repeated="2"/>
          <table:table-cell table:formula="of:=[.U51]+[.D58]" office:value-type="float" office:value="2773.05" calcext:value-type="float">
            <text:p>2773.0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ASA DE CONTROL ADUANERO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308.12" calcext:value-type="float">
            <text:p>308.12</text:p>
          </table:table-cell>
          <table:table-cell/>
          <table:table-cell table:style-name="ce21"/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67.8" calcext:value-type="float">
            <text:p>67.8</text:p>
          </table:table-cell>
          <table:table-cell table:style-name="ce21" office:value-type="float" office:value="134.4" calcext:value-type="float">
            <text:p>134.4</text:p>
          </table:table-cell>
          <table:table-cell table:style-name="ce21" office:value-type="float" office:value="36.55" calcext:value-type="float">
            <text:p>36.55</text:p>
          </table:table-cell>
          <table:table-cell table:style-name="ce21" office:value-type="float" office:value="67.8" calcext:value-type="float">
            <text:p>67.8</text:p>
          </table:table-cell>
          <table:table-cell table:style-name="ce21" table:formula="of:=SUM([.F53:.J53])" office:value-type="float" office:value="308.15" calcext:value-type="float">
            <text:p>308.15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SD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701.3" calcext:value-type="float">
            <text:p>701.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HC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61.03" calcext:value-type="float">
            <text:p>61.03</text:p>
          </table:table-cell>
          <table:table-cell/>
          <table:table-cell table:style-name="ce21" office:value-type="float" office:value="61.03" calcext:value-type="float">
            <text:p>61.03</text:p>
          </table:table-cell>
          <table:table-cell table:style-name="ce21" table:formula="of:=[.$E$54]*[.F36]" office:value-type="float" office:value="2.74635" calcext:value-type="float">
            <text:p>2.74635</text:p>
          </table:table-cell>
          <table:table-cell table:style-name="ce21" table:formula="of:=[.$E$54]*[.G36]" office:value-type="float" office:value="11.71776" calcext:value-type="float">
            <text:p>11.71776</text:p>
          </table:table-cell>
          <table:table-cell table:style-name="ce21" table:formula="of:=[.$E$54]*[.H36]" office:value-type="float" office:value="18.73621" calcext:value-type="float">
            <text:p>18.73621</text:p>
          </table:table-cell>
          <table:table-cell table:style-name="ce21" table:formula="of:=[.$E$54]*[.I36]" office:value-type="float" office:value="16.11192" calcext:value-type="float">
            <text:p>16.11192</text:p>
          </table:table-cell>
          <table:table-cell table:style-name="ce21" table:formula="of:=[.$E$54]*[.J36]" office:value-type="float" office:value="11.71776" calcext:value-type="float">
            <text:p>11.71776</text:p>
          </table:table-cell>
          <table:table-cell table:style-name="ce21" table:formula="of:=SUM([.F54:.J54])" office:value-type="float" office:value="61.03" calcext:value-type="float">
            <text:p>61.03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OLIZA SEGU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61.89" calcext:value-type="float">
            <text:p>61.8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RANSPORTE INTERNO NORMALUIO-GYE</text:p>
          </table:table-cell>
          <table:table-cell table:style-name="ce2" office:value-type="string" calcext:value-type="string">
            <text:p>GASTO INICIAL</text:p>
          </table:table-cell>
          <table:table-cell table:style-name="ce21" office:value-type="float" office:value="268.52" calcext:value-type="float">
            <text:p>268.52</text:p>
          </table:table-cell>
          <table:table-cell/>
          <table:table-cell table:style-name="ce21" office:value-type="float" office:value="268.52" calcext:value-type="float">
            <text:p>268.52</text:p>
          </table:table-cell>
          <table:table-cell table:style-name="ce21" table:formula="of:=[.$E$55]*[.F36]" office:value-type="float" office:value="12.0834" calcext:value-type="float">
            <text:p>12.0834</text:p>
          </table:table-cell>
          <table:table-cell table:style-name="ce21" table:formula="of:=[.$E$55]*[.G36]" office:value-type="float" office:value="51.55584" calcext:value-type="float">
            <text:p>51.55584</text:p>
          </table:table-cell>
          <table:table-cell table:style-name="ce21" table:formula="of:=[.$E$55]*[.H36]" office:value-type="float" office:value="82.43564" calcext:value-type="float">
            <text:p>82.43564</text:p>
          </table:table-cell>
          <table:table-cell table:style-name="ce21" table:formula="of:=[.$E$55]*[.I36]" office:value-type="float" office:value="70.88928" calcext:value-type="float">
            <text:p>70.88928</text:p>
          </table:table-cell>
          <table:table-cell table:style-name="ce21" table:formula="of:=[.$E$55]*[.J36]" office:value-type="float" office:value="51.55584" calcext:value-type="float">
            <text:p>51.55584</text:p>
          </table:table-cell>
          <table:table-cell table:style-name="ce21" table:formula="of:=SUM([.F55:.J55])" office:value-type="float" office:value="268.52" calcext:value-type="float">
            <text:p>268.52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SA DE CONTROL ADUANE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323.1" calcext:value-type="float">
            <text:p>323.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"/>
          <table:table-cell table:number-columns-repeated="11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HC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61.03" calcext:value-type="float">
            <text:p>61.03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SUM([.E37:.E55])" office:value-type="float" office:value="2694.92" calcext:value-type="float">
            <text:p>2694.92</text:p>
          </table:table-cell>
          <table:table-cell table:formula="of:=SUM([.F37:.F55])" office:value-type="float" office:value="125.2114" calcext:value-type="float">
            <text:p>125.2114</text:p>
          </table:table-cell>
          <table:table-cell table:number-columns-repeated="8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RANSPORTE INTERNO NORMALUIO-GYE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float" office:value="268.52" calcext:value-type="float">
            <text:p>268.52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3" table:number-rows-spanned="1">
            <text:p>Prorrateo Gastos Iniciales</text:p>
          </table:table-cell>
          <table:covered-table-cell table:number-columns-repeated="2"/>
          <table:table-cell table:style-name="ce2" table:formula="of:=SUM([.R46:.R57])" office:value-type="float" office:value="2225.67" calcext:value-type="float">
            <text:p>2225.6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SUM([.C37:.C55])" office:value-type="float" office:value="3694.9" calcext:value-type="float">
            <text:p>3694.9</text:p>
          </table:table-cell>
          <table:table-cell table:formula="of:=[.C59]-[.C52]-[.C49]-[.C40]" office:value-type="float" office:value="2758.07" calcext:value-type="float">
            <text:p>2758.07</text:p>
          </table:table-cell>
          <table:table-cell table:formula="of:=[.D59]+[.D58]" office:value-type="float" office:value="2758.07" calcext:value-type="float">
            <text:p>2758.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57.4" calcext:value-type="float">
            <text:p>3557.4</text:p>
          </table:table-cell>
          <table:table-cell/>
          <table:table-cell table:formula="of:=[.C59]-[.C61]" office:value-type="float" office:value="137.5" calcext:value-type="float">
            <text:p>137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" office:value-type="float" office:value="198.00295558637" calcext:value-type="float">
            <text:p>198.0029555863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2"/>
          <table:table-cell table:number-columns-repeated="1008"/>
        </table:table-row>
        <table:table-row table:style-name="ro1">
          <table:table-cell/>
          <table:table-cell table:style-name="ce16" office:value-type="float" office:value="98.456620739666" calcext:value-type="float">
            <text:p>98.46</text:p>
          </table:table-cell>
          <table:table-cell table:number-columns-repeated="9"/>
          <table:table-cell table:style-name="ce31" office:value-type="float" office:value="0.044916583487808" calcext:value-type="float">
            <text:p>0.045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style-name="ce6" office:value-type="float" office:value="396.75306253061" calcext:value-type="float">
            <text:p>396.75306253061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117.36680145033" calcext:value-type="float">
            <text:p>117.37</text:p>
          </table:table-cell>
          <table:table-cell table:number-columns-repeated="9"/>
          <table:table-cell table:style-name="ce31" office:value-type="float" office:value="0.19249964351918" calcext:value-type="float">
            <text:p>0.192</text:p>
          </table:table-cell>
          <table:table-cell/>
          <table:table-cell office:value-type="float" office:value="0.192" calcext:value-type="float">
            <text:p>0.192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/>
          <table:table-cell table:style-name="ce16" office:value-type="float" office:value="18.308049311095" calcext:value-type="float">
            <text:p>18.31</text:p>
          </table:table-cell>
          <table:table-cell table:number-columns-repeated="9"/>
          <table:table-cell table:style-name="ce31" office:value-type="float" office:value="0.30657350634536" calcext:value-type="float">
            <text:p>0.307</text:p>
          </table:table-cell>
          <table:table-cell/>
          <table:table-cell office:value-type="float" office:value="0.307" calcext:value-type="float">
            <text:p>0.307</text:p>
          </table:table-cell>
          <table:table-cell/>
          <table:table-cell table:style-name="ce6" office:value-type="float" office:value="550.37633359863" calcext:value-type="float">
            <text:p>550.37633359863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199.35431472081" calcext:value-type="float">
            <text:p>199.35</text:p>
          </table:table-cell>
          <table:table-cell table:number-columns-repeated="9"/>
          <table:table-cell table:style-name="ce31" office:value-type="float" office:value="0.26351062312848" calcext:value-type="float">
            <text:p>0.264</text:p>
          </table:table-cell>
          <table:table-cell/>
          <table:table-cell office:value-type="float" office:value="0.264" calcext:value-type="float">
            <text:p>0.264</text:p>
          </table:table-cell>
          <table:table-cell/>
          <table:table-cell table:style-name="ce32"/>
          <table:table-cell table:number-columns-repeated="1008"/>
        </table:table-row>
        <table:table-row table:style-name="ro1">
          <table:table-cell/>
          <table:table-cell table:style-name="ce16" office:value-type="float" office:value="22.376504713561" calcext:value-type="float">
            <text:p>22.38</text:p>
          </table:table-cell>
          <table:table-cell table:number-columns-repeated="9"/>
          <table:table-cell table:style-name="ce31" office:value-type="float" office:value="0.19249964351918" calcext:value-type="float">
            <text:p>0.192</text:p>
          </table:table-cell>
          <table:table-cell/>
          <table:table-cell office:value-type="float" office:value="0.192" calcext:value-type="float">
            <text:p>0.192</text:p>
          </table:table-cell>
          <table:table-cell/>
          <table:table-cell table:style-name="ce6" office:value-type="float" office:value="492.38354877045" calcext:value-type="float">
            <text:p>492.38354877045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183.08049311095" calcext:value-type="float">
            <text:p>183.08</text:p>
          </table:table-cell>
          <table:table-cell table:number-columns-repeated="9"/>
          <table:table-cell table:style-name="ce31"/>
          <table:table-cell table:number-columns-repeated="3"/>
          <table:table-cell table:style-name="ce32"/>
          <table:table-cell table:number-columns-repeated="1008"/>
        </table:table-row>
        <table:table-row table:style-name="ro1">
          <table:table-cell/>
          <table:table-cell table:style-name="ce16" office:value-type="float" office:value="170.87512690355" calcext:value-type="float">
            <text:p>170.88</text:p>
          </table:table-cell>
          <table:table-cell table:number-columns-repeated="9"/>
          <table:table-cell table:style-name="ce31" table:formula="of:=SUM([.L65:.L70])" office:value-type="float" office:value="1.00000000000001" calcext:value-type="float">
            <text:p>1.000</text:p>
          </table:table-cell>
          <table:table-cell/>
          <table:table-cell table:formula="of:=SUM([.N65:.N69])" office:value-type="float" office:value="1" calcext:value-type="float">
            <text:p>1</text:p>
          </table:table-cell>
          <table:table-cell/>
          <table:table-cell table:style-name="ce6" office:value-type="float" office:value="396.75306253061" calcext:value-type="float">
            <text:p>396.75306253061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701.3" calcext:value-type="float">
            <text:p>701.30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61.885275126904" calcext:value-type="float">
            <text:p>61.89</text:p>
          </table:table-cell>
          <table:table-cell table:number-columns-repeated="13"/>
          <table:table-cell table:formula="of:=SUM([.P63:.P71])" office:value-type="float" office:value="2034.26896301667" calcext:value-type="float">
            <text:p>2034.26896301667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308.15" calcext:value-type="float">
            <text:p>308.15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61.026831036983" calcext:value-type="float">
            <text:p>61.03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268.51805656273" calcext:value-type="float">
            <text:p>268.5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198" calcext:value-type="float">
            <text:p>198.00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7.18" calcext:value-type="float">
            <text:p>7.1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691.86" calcext:value-type="float">
            <text:p>691.86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159.66" calcext:value-type="float">
            <text:p>159.66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formula="of:=SUM([.B65:.B82])" office:value-type="float" office:value="3557.39807367658" calcext:value-type="float">
            <text:p>3,557.40</text:p>
          </table:table-cell>
          <table:table-cell table:style-name="ce17"/>
          <table:table-cell table:style-name="ce17" office:value-type="float" office:value="3003.05" calcext:value-type="float">
            <text:p>3,003.05</text:p>
          </table:table-cell>
          <table:table-cell table:style-name="ce17" table:number-columns-repeated="10"/>
          <table:table-cell table:number-columns-repeated="1010"/>
        </table:table-row>
        <table:table-row table:style-name="ro1">
          <table:table-cell/>
          <table:table-cell table:style-name="ce17" table:number-columns-repeated="10"/>
          <table:table-cell table:style-name="ce17" table:formula="of:=[.B84]-[.D84]" office:value-type="float" office:value="554.348073676579" calcext:value-type="float">
            <text:p>554.35</text:p>
          </table:table-cell>
          <table:table-cell table:style-name="ce17" table:number-columns-repeated="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70]+[.B73]+[.B79]" office:value-type="float" office:value="936.825768237854" calcext:value-type="float">
            <text:p>936.825768237854</text:p>
          </table:table-cell>
          <table:table-cell/>
          <table:table-cell table:formula="of:=[.B84]-[.B87]" office:value-type="float" office:value="2620.57230543873" calcext:value-type="float">
            <text:p>2620.57230543873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default-cell-style-name="ce5"/>
        <table:table-column table:style-name="co8" table:default-cell-style-name="ce5"/>
        <table:table-column table:style-name="co2" table:default-cell-style-name="ce5"/>
        <table:table-column table:style-name="co13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DEGAJE PARCIAL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137,51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GENTE ADUANA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198,00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TIQUETADO ESPACIO ALMAGRO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7,1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TIQUETAS FISCALES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691,86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ANO DE OBRA ETIQUETADO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159,66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SCARGA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90,00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RANSPORTE</text:p>
          </table:table-cell>
          <table:table-cell table:style-name="ce2" office:value-type="string" calcext:value-type="string">
            <text:p>GASTO PARCIAL</text:p>
          </table:table-cell>
          <table:table-cell table:style-name="ce2" office:value-type="string" calcext:value-type="string">
            <text:p>200,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Total Gastos Parciales</text:p>
          </table:table-cell>
          <table:covered-table-cell table:number-columns-repeated="2"/>
          <table:table-cell table:style-name="ce2" office:value-type="string" calcext:value-type="string">
            <text:p>1.484,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l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ENTE INICIAL DOCUMENT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98,4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MACENAJE INICI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117,37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NDADO SATELITAL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18,3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STODIA ARMADA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199,3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SCARGA ALMAG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22,38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LETE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183,08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STOS LOCALES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170,88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SD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701,3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OLIZA SEGU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61,89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ASA DE CONTROL ADUANERO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323,10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HC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61,03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RANSPORTE INTERNO NORMALUIO-GYE</text:p>
          </table:table-cell>
          <table:table-cell table:style-name="ce2" office:value-type="string" calcext:value-type="string">
            <text:p>GASTO INICIAL</text:p>
          </table:table-cell>
          <table:table-cell table:style-name="ce2" office:value-type="string" calcext:value-type="string">
            <text:p>268,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Prorrateo Gastos Iniciales</text:p>
          </table:table-cell>
          <table:covered-table-cell table:number-columns-repeated="2"/>
          <table:table-cell table:style-name="ce2" office:value-type="string" calcext:value-type="string">
            <text:p>2.225,65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0:30:56.121607298</meta:creation-date>
    <dc:date>2018-07-18T00:17:04.444477948</dc:date>
    <meta:editing-duration>PT1H13M39S</meta:editing-duration>
    <meta:editing-cycles>1</meta:editing-cycles>
    <meta:document-statistic meta:table-count="2" meta:cell-count="587" meta:object-count="0"/>
    <meta:generator>LibreOffice/6.0.1.1$Linux_X86_64 LibreOffice_project/60bfb1526849283ce2491346ed2aa51c465abfe6</meta:generator>
  </office:meta>
</office:document-meta>
</file>